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6a4c8" officeooo:paragraph-rsid="0006a4c8"/>
    </style:style>
    <style:style style:name="P2" style:family="paragraph" style:parent-style-name="Text_20_body">
      <style:text-properties style:font-name="Liberation Sans" officeooo:rsid="005c11e9" officeooo:paragraph-rsid="005c11e9"/>
    </style:style>
    <style:style style:name="P3" style:family="paragraph" style:parent-style-name="Text_20_body">
      <style:text-properties style:font-name="Liberation Sans" officeooo:paragraph-rsid="003d41e5"/>
    </style:style>
    <style:style style:name="P4" style:family="paragraph" style:parent-style-name="Text_20_body">
      <style:text-properties style:font-name="Liberation Sans" officeooo:rsid="005b19a8" officeooo:paragraph-rsid="005c11e9"/>
    </style:style>
    <style:style style:name="P5" style:family="paragraph" style:parent-style-name="Text_20_body">
      <style:text-properties style:font-name="Liberation Sans" officeooo:paragraph-rsid="000ee3dc"/>
    </style:style>
    <style:style style:name="P6" style:family="paragraph" style:parent-style-name="Text_20_body">
      <style:text-properties style:font-name="Liberation Sans" officeooo:paragraph-rsid="008acaf1"/>
    </style:style>
    <style:style style:name="P7" style:family="paragraph" style:parent-style-name="Text_20_body">
      <style:text-properties style:font-name="Liberation Sans" officeooo:rsid="0057e7dc" officeooo:paragraph-rsid="003d41e5"/>
    </style:style>
    <style:style style:name="P8" style:family="paragraph" style:parent-style-name="Text_20_body">
      <style:text-properties style:font-name="Liberation Sans" officeooo:rsid="008ba9fc" officeooo:paragraph-rsid="008ba9fc"/>
    </style:style>
    <style:style style:name="P9" style:family="paragraph" style:parent-style-name="Text_20_body">
      <style:text-properties style:font-name="Liberation Sans" officeooo:rsid="008dbc9a" officeooo:paragraph-rsid="008dbc9a"/>
    </style:style>
    <style:style style:name="P10" style:family="paragraph" style:parent-style-name="Text_20_body">
      <style:text-properties style:font-name="Liberation Sans" officeooo:rsid="0090a7a1" officeooo:paragraph-rsid="0090a7a1"/>
    </style:style>
    <style:style style:name="P11" style:family="paragraph" style:parent-style-name="Text_20_body">
      <style:text-properties style:font-name="Liberation Sans" officeooo:rsid="0099b255" officeooo:paragraph-rsid="0099b255"/>
    </style:style>
    <style:style style:name="P12" style:family="paragraph" style:parent-style-name="Text_20_body">
      <style:text-properties officeooo:rsid="00887a08" officeooo:paragraph-rsid="00887a08"/>
    </style:style>
    <style:style style:name="P13" style:family="paragraph" style:parent-style-name="Text_20_body">
      <style:text-properties officeooo:paragraph-rsid="0090a7a1"/>
    </style:style>
    <style:style style:name="P14" style:family="paragraph" style:parent-style-name="Text_20_body">
      <style:text-properties officeooo:rsid="0095a9d9" officeooo:paragraph-rsid="0095a9d9"/>
    </style:style>
    <style:style style:name="P15" style:family="paragraph" style:parent-style-name="Text_20_body">
      <style:text-properties officeooo:rsid="0097ad4c" officeooo:paragraph-rsid="0099b255"/>
    </style:style>
    <style:style style:name="P16" style:family="paragraph" style:parent-style-name="Text_20_body">
      <style:text-properties officeooo:paragraph-rsid="009c94ac"/>
    </style:style>
    <style:style style:name="P17" style:family="paragraph" style:parent-style-name="Title">
      <style:text-properties officeooo:rsid="0006a4c8" officeooo:paragraph-rsid="0006a4c8"/>
    </style:style>
    <style:style style:name="P18" style:family="paragraph" style:parent-style-name="Title">
      <style:text-properties style:font-name="Liberation Sans" officeooo:rsid="0084e834" officeooo:paragraph-rsid="0084e834"/>
    </style:style>
    <style:style style:name="P19" style:family="paragraph" style:parent-style-name="Subtitle">
      <style:text-properties style:font-name="Liberation Sans" officeooo:rsid="0006a4c8" officeooo:paragraph-rsid="0006a4c8"/>
    </style:style>
    <style:style style:name="P20" style:family="paragraph" style:parent-style-name="Text_20_body" style:list-style-name="L1">
      <style:text-properties officeooo:rsid="008a2109" officeooo:paragraph-rsid="008a2109"/>
    </style:style>
    <style:style style:name="P21" style:family="paragraph" style:parent-style-name="Text_20_body">
      <style:text-properties style:font-name="Liberation Sans"/>
    </style:style>
    <style:style style:name="P22" style:family="paragraph" style:parent-style-name="Text_20_body" style:list-style-name="L1">
      <style:text-properties style:font-name="Liberation Sans" officeooo:rsid="008a2109" officeooo:paragraph-rsid="008a2109"/>
    </style:style>
    <style:style style:name="P23" style:family="paragraph" style:parent-style-name="Text_20_body">
      <style:text-properties style:font-name="Liberation Sans" officeooo:rsid="008ba9fc" officeooo:paragraph-rsid="008ba9fc"/>
    </style:style>
    <style:style style:name="P24" style:family="paragraph" style:parent-style-name="Text_20_body">
      <style:text-properties style:font-name="Liberation Sans" officeooo:rsid="00929ede" officeooo:paragraph-rsid="0090a7a1"/>
    </style:style>
    <style:style style:name="P25" style:family="paragraph" style:parent-style-name="Text_20_body">
      <style:text-properties style:font-name="Liberation Sans" officeooo:rsid="009552f4"/>
    </style:style>
    <style:style style:name="P26" style:family="paragraph" style:parent-style-name="Text_20_body">
      <style:text-properties style:font-name="Liberation Sans" officeooo:rsid="009729c3" officeooo:paragraph-rsid="0095a9d9"/>
    </style:style>
    <style:style style:name="P27" style:family="paragraph" style:parent-style-name="Text_20_body">
      <style:text-properties style:font-name="Liberation Sans" officeooo:rsid="0099b255" officeooo:paragraph-rsid="0099b255"/>
    </style:style>
    <style:style style:name="P28" style:family="paragraph" style:parent-style-name="Text_20_body">
      <style:text-properties style:font-name="Liberation Sans" officeooo:rsid="009cda60" officeooo:paragraph-rsid="009cda60"/>
    </style:style>
    <style:style style:name="P29" style:family="paragraph" style:parent-style-name="Text_20_body">
      <style:text-properties style:font-name="Liberation Sans" officeooo:rsid="008288d4" officeooo:paragraph-rsid="008288d4"/>
    </style:style>
    <style:style style:name="P30" style:family="paragraph" style:parent-style-name="Text_20_body">
      <style:text-properties style:font-name="Liberation Sans" officeooo:rsid="008288d4" officeooo:paragraph-rsid="003b8e57"/>
    </style:style>
    <style:style style:name="P31" style:family="paragraph" style:parent-style-name="Text_20_body" style:list-style-name="L2">
      <style:text-properties style:font-name="Liberation Sans" officeooo:rsid="009e3d3f" officeooo:paragraph-rsid="009e3d3f"/>
    </style:style>
    <style:style style:name="P32" style:family="paragraph" style:parent-style-name="Text_20_body">
      <style:text-properties style:font-name="Liberation Sans" officeooo:rsid="009e3d3f" officeooo:paragraph-rsid="009e3d3f"/>
    </style:style>
    <style:style style:name="P33" style:family="paragraph" style:parent-style-name="Text_20_body">
      <style:text-properties style:font-name="Liberation Sans" officeooo:paragraph-rsid="009e3d3f"/>
    </style:style>
    <style:style style:name="P34" style:family="paragraph" style:parent-style-name="Heading_20_1">
      <style:text-properties style:font-name="Liberation Sans" officeooo:rsid="000ecf7f" officeooo:paragraph-rsid="000ecf7f"/>
    </style:style>
    <style:style style:name="P35" style:family="paragraph" style:parent-style-name="Heading_20_1" style:list-style-name="">
      <style:text-properties style:font-name="Liberation Sans" officeooo:rsid="000ecf7f" officeooo:paragraph-rsid="000ecf7f"/>
    </style:style>
    <style:style style:name="P36" style:family="paragraph" style:parent-style-name="Heading_20_1">
      <style:text-properties style:font-name="Liberation Sans" officeooo:rsid="00887a08" officeooo:paragraph-rsid="00887a08"/>
    </style:style>
    <style:style style:name="P37" style:family="paragraph" style:parent-style-name="Heading_20_1">
      <style:text-properties style:font-name="Liberation Sans" officeooo:rsid="00775ba7" officeooo:paragraph-rsid="00614f64"/>
    </style:style>
    <style:style style:name="P38" style:family="paragraph" style:parent-style-name="Heading_20_1">
      <style:text-properties officeooo:rsid="009c94ac" officeooo:paragraph-rsid="009c94ac"/>
    </style:style>
    <style:style style:name="P39" style:family="paragraph" style:parent-style-name="Heading_20_1">
      <style:paragraph-properties fo:break-before="page"/>
      <style:text-properties style:font-name="Liberation Sans" officeooo:rsid="000ecf7f" officeooo:paragraph-rsid="000ecf7f"/>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3">
      <style:text-properties style:font-name="Liberation Sans" officeooo:rsid="008acaf1" officeooo:paragraph-rsid="008acaf1"/>
    </style:style>
    <style:style style:name="T1" style:family="text">
      <style:text-properties style:font-name="Liberation Sans"/>
    </style:style>
    <style:style style:name="T2" style:family="text">
      <style:text-properties style:font-name="Liberation Sans" officeooo:rsid="005daa4d"/>
    </style:style>
    <style:style style:name="T3" style:family="text">
      <style:text-properties style:font-name="Liberation Sans" officeooo:rsid="008906da"/>
    </style:style>
    <style:style style:name="T4" style:family="text">
      <style:text-properties style:font-name="Liberation Sans" officeooo:rsid="008a2109"/>
    </style:style>
    <style:style style:name="T5" style:family="text">
      <style:text-properties style:font-name="Liberation Sans" officeooo:rsid="00946edf"/>
    </style:style>
    <style:style style:name="T6" style:family="text">
      <style:text-properties style:font-name="Liberation Sans" officeooo:rsid="0090a7a1"/>
    </style:style>
    <style:style style:name="T7" style:family="text">
      <style:text-properties style:font-name="Liberation Sans" officeooo:rsid="00929ede"/>
    </style:style>
    <style:style style:name="T8" style:family="text">
      <style:text-properties style:font-name="Liberation Sans" officeooo:rsid="009552f4"/>
    </style:style>
    <style:style style:name="T9" style:family="text">
      <style:text-properties style:font-name="Liberation Sans" officeooo:rsid="00960011"/>
    </style:style>
    <style:style style:name="T10" style:family="text">
      <style:text-properties style:font-name="Liberation Sans" officeooo:rsid="009729c3"/>
    </style:style>
    <style:style style:name="T11" style:family="text">
      <style:text-properties style:font-name="Liberation Sans" officeooo:rsid="0098dfd5"/>
    </style:style>
    <style:style style:name="T12" style:family="text">
      <style:text-properties style:font-name="Liberation Sans" officeooo:rsid="0099b255"/>
    </style:style>
    <style:style style:name="T13" style:family="text">
      <style:text-properties officeooo:rsid="0084e834"/>
    </style:style>
    <style:style style:name="T14" style:family="text">
      <style:text-properties officeooo:rsid="00872c3f"/>
    </style:style>
    <style:style style:name="T15" style:family="text">
      <style:text-properties officeooo:rsid="008c364c"/>
    </style:style>
    <style:style style:name="T16" style:family="text">
      <style:text-properties officeooo:rsid="008fb8bb"/>
    </style:style>
    <style:style style:name="T17" style:family="text">
      <style:text-properties officeooo:rsid="009552f4"/>
    </style:style>
    <style:style style:name="T18" style:family="text">
      <style:text-properties officeooo:rsid="0095a2fb"/>
    </style:style>
    <style:style style:name="T19" style:family="text">
      <style:text-properties officeooo:rsid="009a528b"/>
    </style:style>
    <style:style style:name="T20" style:family="text">
      <style:text-properties officeooo:rsid="009e3d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8">Data driven portion</text:p>
      <text:p text:style-name="P19">Report CW<text:span text:style-name="T13">2</text:span></text:p>
      <text:p text:style-name="P19">Siim Jär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1"><text:a xlink:type="simple" xlink:href="#__RefHeading___Toc106_3854480816" text:style-name="Index_20_Link" text:visited-style-name="Index_20_Link">Introduction<text:tab/>3</text:a></text:p>
          <text:p text:style-name="P41"><text:a xlink:type="simple" xlink:href="#__RefHeading___Toc108_3854480816" text:style-name="Index_20_Link" text:visited-style-name="Index_20_Link">Scripting system<text:tab/>3</text:a></text:p>
          <text:p text:style-name="P40"><text:a xlink:type="simple" xlink:href="#__RefHeading___Toc155_792854201" text:style-name="Index_20_Link" text:visited-style-name="Index_20_Link">Playing field generation<text:tab/>3</text:a></text:p>
          <text:p text:style-name="P40"><text:a xlink:type="simple" xlink:href="#__RefHeading___Toc157_792854201" text:style-name="Index_20_Link" text:visited-style-name="Index_20_Link">IP address and port<text:tab/>4</text:a></text:p>
          <text:p text:style-name="P40"><text:a xlink:type="simple" xlink:href="#__RefHeading___Toc160_792854201" text:style-name="Index_20_Link" text:visited-style-name="Index_20_Link">Game window size<text:tab/>4</text:a></text:p>
          <text:p text:style-name="P40"><text:a xlink:type="simple" xlink:href="#__RefHeading___Toc162_792854201" text:style-name="Index_20_Link" text:visited-style-name="Index_20_Link">Sprite texture changes<text:tab/>4</text:a></text:p>
          <text:p text:style-name="P40"><text:a xlink:type="simple" xlink:href="#__RefHeading___Toc164_792854201" text:style-name="Index_20_Link" text:visited-style-name="Index_20_Link">Keyboard key assignment changes<text:tab/>5</text:a></text:p>
          <text:p text:style-name="P41"><text:a xlink:type="simple" xlink:href="#__RefHeading___Toc306_2834752002" text:style-name="Index_20_Link" text:visited-style-name="Index_20_Link">Settings changer app<text:tab/>5</text:a></text:p>
        </text:index-body>
      </text:table-of-content>
      <text:h text:style-name="P34" text:outline-level="1"/>
      <text:h text:style-name="P35" text:outline-level="1"/>
      <text:h text:style-name="P39" text:outline-level="1"><text:bookmark-start text:name="__RefHeading___Toc106_3854480816"/>Introduction<text:bookmark-end text:name="__RefHeading___Toc106_3854480816"/></text:h>
      <text:p text:style-name="P3"/>
      <text:p text:style-name="P4">The purpose of this task was to create <text:span text:style-name="T14">have a user modifiable game, where data can be changed to change game look and play, along with keyboard and screensize settings. </text:span></text:p>
      <text:p text:style-name="P5"/>
      <text:h text:style-name="P36" text:outline-level="1"><text:bookmark-start text:name="__RefHeading___Toc108_3854480816"/>Scripting system<text:bookmark-end text:name="__RefHeading___Toc108_3854480816"/></text:h>
      <text:p text:style-name="P2"/>
      <text:p text:style-name="P12"><text:span text:style-name="T2">T</text:span><text:span text:style-name="T1">he game engine </text:span><text:span text:style-name="T3">has </text:span><text:span text:style-name="T4">several .txt files it can read to change how the game can be experienced and used:</text:span></text:p>
      <text:list xml:id="list661708362" text:style-name="L1">
        <text:list-item>
          <text:p text:style-name="P22">Simple playing field changes (not fully implemented)</text:p>
        </text:list-item>
        <text:list-item>
          <text:p text:style-name="P22">IP address and port changing</text:p>
        </text:list-item>
        <text:list-item>
          <text:p text:style-name="P20"><text:span text:style-name="T5">Game window size</text:span><text:span text:style-name="T1"> changes</text:span></text:p>
        </text:list-item>
        <text:list-item>
          <text:p text:style-name="P22">Sprite texture changes</text:p>
        </text:list-item>
        <text:list-item>
          <text:p text:style-name="P22">Keyboard key assignment changes</text:p>
        </text:list-item>
      </text:list>
      <text:p text:style-name="P2"/>
      <text:h text:style-name="P37" text:outline-level="1"/>
      <text:h text:style-name="P42" text:outline-level="3"><text:bookmark-start text:name="__RefHeading___Toc155_792854201"/>Playing field generation<text:bookmark-end text:name="__RefHeading___Toc155_792854201"/></text:h>
      <text:p text:style-name="P6"/>
      <text:p text:style-name="P8">The playing field, or at this time just decorative background, is generated using the tilelocations.txt file. Every line describes the X and Y coordinates (in this order) of each of the individual tiles (the exact location is the upper left corner of the tile), the coordinates must be separated by a space.</text:p>
      <text:p text:style-name="P8"><text:span text:style-name="T15">D</text:span>ue to compiler differences the VS compiled version differs from the g++ version.</text:p>
      <text:p text:style-name="P8">G++ version:</text:p>
      <text:p text:style-name="P8">The game generates an array of background tile objects according to the amount of lines in the tilelocations file. Adding any new coordinate adds an another tile into the system and removing lines removes them. Incorrect coordinates in the file will just result no tile being placed. The amount of tile objects always matches the line amount, so no extra objects are created saving memory. If the program performance drops heavily the user should lower the amount of tiles they generate.</text:p>
      <text:p text:style-name="P7"/>
      <text:p text:style-name="P7"/>
      <text:p text:style-name="P9"><text:soft-page-break/>Visual Studio version:</text:p>
      <text:p text:style-name="P9">The game generates an array of 180 background tile objects and uses them according to the amount of lines in the file. There can not be any more lines in the file as these will be ignored to avoid runtime errors. <text:span text:style-name="T16">If there are less than 180 coordinates some of the objects in the array stay unused taking up memory. Everything else is the same with g++ version.</text:span></text:p>
      <text:p text:style-name="P9"/>
      <text:h text:style-name="Heading_20_3" text:outline-level="3"><text:bookmark-start text:name="__RefHeading___Toc157_792854201"/>IP address and port<text:bookmark-end text:name="__RefHeading___Toc157_792854201"/></text:h>
      <text:p text:style-name="Text_20_body"/>
      <text:p text:style-name="P10">The port and IP addresses are changed in the ip.txt and port.txt files.</text:p>
      <text:p text:style-name="P10">The IP <text:span text:style-name="T17">can be a local address created from a network name (“localhost”) or</text:span> a Ipv4 address in the standard layout, such as 127.0.0.1. The ip is only needed for the client, which need<text:span text:style-name="T18">s</text:span> the address of the server.</text:p>
      <text:p text:style-name="P13"><text:span text:style-name="T6">The port has to be the same for both the </text:span><text:span text:style-name="T7">client and the server. The port can be between 1024 and </text:span><text:span text:style-name="T1">65535. </text:span><text:span text:style-name="T7">On linux the port binding will always fail if the port is below 1024 as super user privileges is needed for that. On windows the binding will also most likely fail as those ports are likely in use and if they are porgram will exit. 65535 is the max 16-bit integer for a port number, anything higher does not exist.</text:span></text:p>
      <text:p text:style-name="P24"/>
      <text:h text:style-name="Heading_20_3" text:outline-level="3"><text:bookmark-start text:name="__RefHeading___Toc160_792854201"/><text:span text:style-name="T1">Game window si</text:span><text:span text:style-name="T8">ze</text:span><text:bookmark-end text:name="__RefHeading___Toc160_792854201"/></text:h>
      <text:p text:style-name="P25"/>
      <text:p text:style-name="P14"><text:span text:style-name="T8">T</text:span><text:span text:style-name="T1">he window size of the server side of the game can be changed. Two values </text:span><text:span text:style-name="T9">are the X and Y sizes of the window. These two values need to be numbers and need to be separated by a space. Anything after these numbers are not read. The windows can be any size</text:span><text:span text:style-name="T10">, but anything too small on either axis becomes useless.</text:span></text:p>
      <text:p text:style-name="P26"/>
      <text:h text:style-name="Heading_20_3" text:outline-level="3"><text:bookmark-start text:name="__RefHeading___Toc162_792854201"/><text:span text:style-name="T10">S</text:span><text:span text:style-name="T1">prite texture changes</text:span><text:bookmark-end text:name="__RefHeading___Toc162_792854201"/></text:h>
      <text:p text:style-name="P21"/>
      <text:p text:style-name="P15"><text:span text:style-name="T1">There are two textures that can be changed: the ball and the paddles. The filenames for these objects are stored in the texture.txt, by changin the texture filenames to the new files used the </text:span><text:span text:style-name="T11">look of the game can be changed (the full filename is needed with the extension). The first filename is for the paddle texture and the second for the ball. Any size picture file can be used, but for the paddle a area 5X45 will be used from the upper left corner of the file and for the ball 24X24 area </text:span><text:span text:style-name="T12">in the same fashion. If filename is incorrect the sprite will still be created but at a zero size.</text:span></text:p>
      <text:p text:style-name="P11"/>
      <text:p text:style-name="P11"/>
      <text:h text:style-name="Heading_20_3" text:outline-level="3"><text:bookmark-start text:name="__RefHeading___Toc164_792854201"/><text:soft-page-break/>Keyboard key assignment changes<text:bookmark-end text:name="__RefHeading___Toc164_792854201"/></text:h>
      <text:p text:style-name="Text_20_body"/>
      <text:p text:style-name="P11">The keyboard key used for the up and down movement can be changed. T<text:span text:style-name="T19">he file used for this is KB.txt. The keys must be represented as single ASCII characters, with a space between them. These keys are case sensitive, so if uppercase characters are used, the player has to actually press uppercase versions of these buttons (caps lock, or shift pressed). If keys are entered incorrectly they will just not work.</text:span></text:p>
      <text:p text:style-name="P11"/>
      <text:h text:style-name="P38" text:outline-level="1"><text:bookmark-start text:name="__RefHeading___Toc306_2834752002"/>Settings changer app<text:bookmark-end text:name="__RefHeading___Toc306_2834752002"/></text:h>
      <text:p text:style-name="P16"/>
      <text:p text:style-name="P28">There are t<text:span text:style-name="T20">hree ways to change settings:</text:span></text:p>
      <text:list xml:id="list3179060689" text:style-name="L2">
        <text:list-item>
          <text:p text:style-name="P31">GUI</text:p>
        </text:list-item>
        <text:list-item>
          <text:p text:style-name="P31">Python console app</text:p>
        </text:list-item>
        <text:list-item>
          <text:p text:style-name="P31">Manually in text files</text:p>
        </text:list-item>
      </text:list>
      <text:p text:style-name="P32"/>
      <text:p text:style-name="P32">With the GUI, the player can change screen size, port and ip info.</text:p>
      <text:p text:style-name="P32">With the Python app the only thing that can not be done is the tilelocations.</text:p>
      <text:p text:style-name="P33"><text:span text:style-name="T20">In text everything can be done, if data matches the layout before editing (spaces etc.)</text:span></text:p>
      <text:p text:style-name="P3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ans1" fo:font-family="'Liberation Sans'" style:font-style-name="Bold"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font-size="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20:50:51.991575435</meta:creation-date>
    <dc:date>2019-01-06T21:14:45.066000000</dc:date>
    <meta:editing-duration>PT8H19M4S</meta:editing-duration>
    <meta:editing-cycles>86</meta:editing-cycles>
    <meta:generator>LibreOffice/6.1.4.2$Windows_X86_64 LibreOffice_project/9d0f32d1f0b509096fd65e0d4bec26ddd1938fd3</meta:generator>
    <meta:document-statistic meta:table-count="0" meta:image-count="0" meta:object-count="0" meta:page-count="5" meta:paragraph-count="46" meta:word-count="801" meta:character-count="4418" meta:non-whitespace-character-count="3670"/>
  </office:meta>
</office:document-meta>
</file>